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150pt" fo:font-weight="bold" officeooo:rsid="000366db" officeooo:paragraph-rsid="000366db" style:font-size-asian="150pt" style:font-weight-asian="bold" style:font-size-complex="150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GIC </text:p>
      <text:p text:style-name="P1">BOX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0T23:31:04.043694218</meta:creation-date>
    <dc:date>2021-11-10T23:35:16.026907479</dc:date>
    <meta:editing-duration>PT14S</meta:editing-duration>
    <meta:editing-cycles>1</meta:editing-cycles>
    <meta:document-statistic meta:table-count="0" meta:image-count="0" meta:object-count="0" meta:page-count="1" meta:paragraph-count="2" meta:word-count="2" meta:character-count="9" meta:non-whitespace-character-count="8"/>
    <meta:generator>LibreOffice/6.4.7.2$Linux_X86_64 LibreOffice_project/40$Build-2</meta:generator>
  </office:meta>
</office:document-meta>
</file>